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ytuł" style:master-page-name="MP0" style:family="paragraph">
      <style:paragraph-properties fo:break-before="page"/>
    </style:style>
    <style:style style:name="T4" style:parent-style-name="Domyślnaczcionkaakapitu" style:family="text">
      <style:text-properties fo:font-weight="normal" style:font-weight-asian="normal" style:font-weight-complex="normal"/>
    </style:style>
    <style:style style:name="T5" style:parent-style-name="Domyślnaczcionkaakapitu" style:family="text">
      <style:text-properties fo:font-weight="normal" style:font-weight-asian="normal" style:font-weight-complex="normal"/>
    </style:style>
    <style:style style:name="T6" style:parent-style-name="Domyślnaczcionkaakapitu" style:family="text">
      <style:text-properties fo:language="pl" fo:country="PL"/>
    </style:style>
    <number:date-style style:name="N7" number:language="en" number:country="US">
      <number:day number:calendar="gregorian"/>
      <number:text>.</number:text>
      <number:month number:style="long" number:calendar="gregorian"/>
      <number:text>.</number:text>
      <number:year number:calendar="gregorian"/>
    </number:date-style>
    <style:style style:name="TableColumn9" style:family="table-column">
      <style:table-column-properties style:column-width="4.6208in" style:use-optimal-column-width="false"/>
    </style:style>
    <style:style style:name="TableColumn10" style:family="table-column">
      <style:table-column-properties style:column-width="1.0375in" style:use-optimal-column-width="false"/>
    </style:style>
    <style:style style:name="TableColumn11" style:family="table-column">
      <style:table-column-properties style:column-width="1.0381in" style:use-optimal-column-width="false"/>
    </style:style>
    <style:style style:name="Table8" style:family="table">
      <style:table-properties style:width="6.696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size="11pt" style:font-size-asian="11pt" style:font-size-complex="11pt" fo:language="pl" fo:country="PL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size="11pt" style:font-size-asian="11pt" style:font-size-complex="11pt" fo:language="pl" fo:country="P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1pt" style:font-size-asian="11pt" style:font-size-complex="11pt" fo:language="pl" fo:country="PL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1pt" style:font-size-asian="11pt" style:font-size-complex="11pt" fo:language="pl" fo:country="PL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 fo:language="pl" fo:country="PL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1pt" style:font-size-asian="11pt" style:font-size-complex="11pt" fo:language="pl" fo:country="P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 fo:language="pl" fo:country="PL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 fo:language="pl" fo:country="PL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 fo:language="pl" fo:country="P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 fo:language="pl" fo:country="P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1pt" style:font-size-asian="11pt" style:font-size-complex="11pt" fo:language="pl" fo:country="P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1pt" style:font-size-asian="11pt" style:font-size-complex="11pt" fo:language="pl" fo:country="PL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1pt" style:font-size-asian="11pt" style:font-size-complex="11pt" fo:language="pl" fo:country="P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 fo:language="pl" fo:country="PL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1pt" style:font-size-asian="11pt" style:font-size-complex="11pt" fo:language="pl" fo:country="PL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" style:parent-style-name="Domyślnaczcionkaakapitu" style:family="text">
      <style:text-properties fo:font-size="11pt" style:font-size-asian="11pt" style:font-size-complex="11pt" fo:language="pl" fo:country="PL"/>
    </style:style>
    <style:style style:name="T71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72" style:parent-style-name="Domyślnaczcionkaakapitu" style:family="text">
      <style:text-properties fo:font-size="11pt" style:font-size-asian="11pt" style:font-size-complex="11pt" fo:language="pl" fo:country="PL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 fo:language="pl" fo:country="PL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omyślnaczcionkaakapitu" style:family="text">
      <style:text-properties fo:font-size="11pt" style:font-size-asian="11pt" style:font-size-complex="11pt" fo:language="pl" fo:country="PL"/>
    </style:style>
    <style:style style:name="T80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81" style:parent-style-name="Domyślnaczcionkaakapitu" style:family="text">
      <style:text-properties fo:font-size="11pt" style:font-size-asian="11pt" style:font-size-complex="11pt" fo:language="pl" fo:country="P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1pt" style:font-size-asian="11pt" style:font-size-complex="11pt" fo:language="pl" fo:country="PL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 fo:language="pl" fo:country="P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1pt" style:font-size-asian="11pt" style:font-size-complex="11pt" fo:language="pl" fo:country="PL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1pt" style:font-size-asian="11pt" style:font-size-complex="11pt" fo:language="pl" fo:country="PL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1pt" style:font-size-asian="11pt" style:font-size-complex="11pt" fo:language="pl" fo:country="PL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 fo:language="pl" fo:country="PL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 fo:language="pl" fo:country="PL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 fo:language="pl" fo:country="PL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1pt" style:font-size-asian="11pt" style:font-size-complex="11pt" fo:language="pl" fo:country="PL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 fo:language="pl" fo:country="PL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1pt" style:font-size-asian="11pt" style:font-size-complex="11pt" fo:language="pl" fo:country="PL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1pt" style:font-size-asian="11pt" style:font-size-complex="11pt" fo:language="pl" fo:country="PL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 fo:language="pl" fo:country="PL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 fo:language="pl" fo:country="PL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 fo:language="pl" fo:country="PL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 fo:language="pl" fo:country="PL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1pt" style:font-size-asian="11pt" style:font-size-complex="11pt" fo:language="pl" fo:country="PL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 fo:language="pl" fo:country="PL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 fo:language="pl" fo:country="PL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 fo:language="pl" fo:country="PL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1pt" style:font-size-asian="11pt" style:font-size-complex="11pt" fo:language="pl" fo:country="PL"/>
    </style:style>
    <style:style style:name="P135" style:parent-style-name="Standard" style:family="paragraph">
      <style:paragraph-properties fo:text-align="justify"/>
      <style:text-properties fo:language="pl" fo:country="PL"/>
    </style:style>
    <style:style style:name="P136" style:parent-style-name="Standard" style:family="paragraph">
      <style:text-properties fo:language="pl" fo:country="PL"/>
    </style:style>
    <style:style style:name="P137" style:parent-style-name="Standard" style:family="paragraph">
      <style:paragraph-properties fo:text-align="justify"/>
    </style:style>
    <style:style style:name="T138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><text:span text:style-name="T4">Tytuł</text:span>: Super gra</text:p>
      <text:p text:style-name="Tytuł"><text:span text:style-name="T5">Autorzy:<text:s/></text:span>Jan Kowalski (JK), Jan Nowak (JN)</text:p>
      <text:p text:style-name="Textbody"><text:span text:style-name="T6">Ostatnia modyfikacja</text:span>:<text:s/><text:date style:data-style-name="N7">17.05.23</text:date></text:p>
      <text:p text:style-name="Textbody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ytanie</text:p>
          </table:table-cell>
          <table:table-cell table:style-name="TableCell15">
            <text:p text:style-name="P16">Oczekiwana odpowiedź</text:p>
          </table:table-cell>
          <table:table-cell table:style-name="TableCell17">
            <text:p text:style-name="P18">Twoja odpowiedź</text:p>
          </table:table-cell>
        </table:table-row>
        <table:table-row table:style-name="TableRow19">
          <table:table-cell table:style-name="TableCell20">
            <text:p text:style-name="P21">Czy projekt został<text:s/>spakowany w formacie ZIP? ( TAK / NIE )</text:p>
          </table:table-cell>
          <table:table-cell table:style-name="TableCell22">
            <text:p text:style-name="P23">TAK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Czy raport został załączony w formacie PDF? ( TAK / NIE )</text:p>
          </table:table-cell>
          <table:table-cell table:style-name="TableCell29">
            <text:p text:style-name="P30">TAK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zy w pliku ZIP został umieszczony bitstream? ( TAK / NIE )</text:p>
          </table:table-cell>
          <table:table-cell table:style-name="TableCell36">
            <text:p text:style-name="P37">TAK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zy rozmieszczenie plików w katalogach projektu jest zgodne ze specyfikacją? ( TAK / NIE )</text:p>
          </table:table-cell>
          <table:table-cell table:style-name="TableCell43">
            <text:p text:style-name="P44">TAK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zy sprawdzona została poprawność pliku ZIP spakowanego projektu poprzez rozpakowanie w nowym katalogu,<text:s/>uruchomienie symulacji i<text:s/>wygenerowanie bitstream'u? ( TAK / NIE )</text:p>
          </table:table-cell>
          <table:table-cell table:style-name="TableCell50">
            <text:p text:style-name="P51">TAK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Numer użytej wersji Vivado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Liczba<text:s/>błędów (error) zgłoszonych przez Vivado</text:p>
          </table:table-cell>
          <table:table-cell table:style-name="TableCell64">
            <text:p text:style-name="P65">0 (!)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TableContents"><text:span text:style-name="T70">Liczba ostrzeżeń krytycznych (</text:span><text:span text:style-name="T71">critical warning</text:span><text:span text:style-name="T72">) zgłoszona przez Vivado</text:span></text:p>
          </table:table-cell>
          <table:table-cell table:style-name="TableCell73">
            <text:p text:style-name="P74">0 (!)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TableContents"><text:span text:style-name="T79">Liczba ostrzeżeń zwykłych (</text:span><text:span text:style-name="T80">warning</text:span><text:span text:style-name="T81">) zgłoszona przez Vivado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Interfejs dostarczania danych przez użytkownika ( klawiatura / mysz<text:s/>/ ... )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Użycie ekranu jako wyjścia ( TAK / NIE )</text:p>
          </table:table-cell>
          <table:table-cell table:style-name="TableCell96">
            <text:p text:style-name="P97">TAK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Rozdzielczość ekranu ( X px / Y px )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Czy układ używa resetu synchronicznego? ( TAK / NIE )</text:p>
          </table:table-cell>
          <table:table-cell table:style-name="TableCell110">
            <text:p text:style-name="P111">TAK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Identyfikator przycisku<text:s/>na płytce Basys3 użytego jako reset (BTND / BTNC /... )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Czy moduły używają wyłącznie sygnałów zegarowych generowanych przez bloki generatorów zegara (IP Vivado) ? <text:s/>( TAK / NIE 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Textbody"/>
      <text:p text:style-name="P135">UWAGA: Projekt jest uznany za wykonany poprawnie, jeżeli twoje odpowiedzi są zgodne z odpowiedziami oczekiwanymi.</text:p>
      <text:p text:style-name="P136"/>
      <text:p text:style-name="P137"><text:span text:style-name="T138">UWAGA: W przypadku wystąpienia nieuzasadnionych błędów, lub ostrzeżeń krytycznych (oznaczonych (!) ), oceną z projektu będzie 2.0 (ndst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language="pl" fo:country="P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number:date-style style:name="N2" number:language="en" number:country="US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3" style:parent-style-name="Domyślnaczcionkaakapitu" style:family="text">
      <style:text-properties fo:language="pl" fo:country="PL"/>
    </style:style>
  </office:automatic-styles>
  <office:master-styles>
    <style:master-page style:name="MP0" style:page-layout-name="PL0">
      <style:header>
        <text:p text:style-name="Nagłówek">MTM UEC2<text:s/><text:date style:data-style-name="N2">17.05.2023</text:date><text:tab/><text:span text:style-name="T3">Lista kontrolna projekt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iotr Kaczmarczyk</dc:creator>
    <meta:creation-date>2019-05-20T16:25:00Z</meta:creation-date>
    <dc:date>2023-05-17T19:38:00Z</dc:date>
    <meta:template xlink:href="Normal.dotm" xlink:type="simple"/>
    <meta:editing-cycles>16</meta:editing-cycles>
    <meta:editing-duration>PT5160S</meta:editing-duration>
    <meta:document-statistic meta:page-count="1" meta:paragraph-count="3" meta:word-count="221" meta:character-count="1547" meta:row-count="11" meta:non-whitespace-character-count="1329"/>
  </office:meta>
</office:document-meta>
</file>